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T3" style:parent-style-name="Standaardalinea-lettertype" style:family="text">
      <style:text-properties fo:font-style="italic" style:font-style-asian="italic" style:font-style-complex="italic"/>
    </style:style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T6" style:parent-style-name="Standaardalinea-lettertype" style:family="text">
      <style:text-properties fo:font-style="italic" style:font-style-asian="italic" style:font-style-complex="italic"/>
    </style:style>
    <style:style style:name="P7" style:parent-style-name="Lijstalinea" style:list-style-name="LFO1" style:family="paragraph"/>
    <style:style style:name="T8" style:parent-style-name="Standaardalinea-lettertype" style:family="text">
      <style:text-properties fo:font-style="italic" style:font-style-asian="italic" style:font-style-complex="italic"/>
    </style:style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Standaard" style:family="paragraph">
      <style:paragraph-properties fo:margin-left="0.25in">
        <style:tab-stops/>
      </style:paragraph-properties>
    </style:style>
    <style:style style:name="P13" style:parent-style-name="Standaard" style:family="paragraph">
      <style:paragraph-properties fo:margin-left="0.25in">
        <style:tab-stops/>
      </style:paragraph-properties>
    </style:style>
    <style:style style:name="P14" style:parent-style-name="Standaard" style:family="paragraph">
      <style:paragraph-properties fo:margin-left="0.25in">
        <style:tab-stops/>
      </style:paragraph-properties>
    </style:style>
    <style:style style:name="P15" style:parent-style-name="Standaard" style:family="paragraph">
      <style:paragraph-properties fo:margin-left="0.25in">
        <style:tab-stops/>
      </style:paragraph-properties>
    </style:style>
    <style:style style:name="P16" style:parent-style-name="Standaard" style:family="paragraph">
      <style:paragraph-properties fo:margin-left="0.25in">
        <style:tab-stops/>
      </style:paragraph-properties>
    </style:style>
    <style:style style:name="P17" style:parent-style-name="Standaard" style:family="paragraph">
      <style:paragraph-properties fo:margin-left="0.25in">
        <style:tab-stops/>
      </style:paragraph-properties>
    </style:style>
    <style:style style:name="P18" style:parent-style-name="Standaard" style:family="paragraph">
      <style:paragraph-properties fo:margin-left="0.25in">
        <style:tab-stops/>
      </style:paragraph-properties>
    </style:style>
    <style:style style:name="P19" style:parent-style-name="Standaard" style:family="paragraph">
      <style:paragraph-properties fo:margin-left="0.25in">
        <style:tab-stops/>
      </style:paragraph-properties>
    </style:style>
    <style:style style:name="P20" style:parent-style-name="Standaard" style:family="paragraph">
      <style:paragraph-properties fo:margin-left="0.25in">
        <style:tab-stops/>
      </style:paragraph-properties>
    </style:style>
    <style:style style:name="P21" style:parent-style-name="Standa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Definitie van een organisatie</text:p>
      <text:list text:style-name="LFO1" text:continue-numbering="true">
        <text:list-item>
          <text:p text:style-name="P2">Een organisatie is een samenwerkingsverband (1) van mensen (2) gericht op het bereiken van een of meer doelen (3) met een blijvend character (4)</text:p>
        </text:list-item>
      </text:list>
      <text:p text:style-name="Standaard">SKVR = muziek maken, muziekles geven</text:p>
      <text:p text:style-name="Standaard">Vergeleken met Shelll hebben ze andere doel</text:p>
      <text:p text:style-name="Standaard">Shell lijkt meer op AH dan op SKVR want Shell &amp; AH willen geld verdienen.</text:p>
      <text:p text:style-name="Standaard"/>
      <text:p text:style-name="Standaard"><text:span text:style-name="T3">Je kunt organisaties op verschillende manieren verdelen</text:span>:</text:p>
      <text:list text:style-name="LFO1" text:continue-numbering="true">
        <text:list-item>
          <text:p text:style-name="P4">Commercieel/<text:s/>Niet commercieel. (Wel<text:s/>of geen geld verdienen) Doel is dus anders.</text:p>
        </text:list-item>
        <text:list-item>
          <text:p text:style-name="P5">Rode kruis en Voetbalvereniging Coal.<text:s/></text:p>
        </text:list-item>
      </text:list>
      <text:p text:style-name="Lijstalinea">Verschil +<text:s/>Overeenkomst<text:line-break/>Overeenkomst : beide is niet commercieel<text:line-break/>Verschil : voetbalvereniging is voor de leden en rode kruis is voor anderen gericht.`</text:p>
      <text:p text:style-name="Standaard"/>
      <text:p text:style-name="Standaard"><text:span text:style-name="T6">Rechtsvorm</text:span>:</text:p>
      <text:list text:style-name="LFO1" text:continue-numbering="true">
        <text:list-item>
          <text:p text:style-name="P7">Vereniging:<text:s/>heeft leden en die zijn de baas.<text:s/><text:span text:style-name="T8">De algemene ledenvergadering benoemt het bestuur.</text:span></text:p>
        </text:list-item>
        <text:list-item>
          <text:p text:style-name="P9">Stichting:<text:s/>geen leden, bestuur is de baas. Dit bestuur benoemt zichzelf = benoemt de volgende bestuursleden (=coöptatie)</text:p>
        </text:list-item>
        <text:list-item>
          <text:p text:style-name="P10">Besloten vennootschap (NV) : Er zijn aandeelhouders. Die zijn samen eigenaar. De aandelen mogen niet zomaar doorverkocht worden. Om aandelen te (ver)kopen moet je naar de notaris.</text:p>
        </text:list-item>
        <text:list-item>
          <text:p text:style-name="P11">Naamloze vennootschap (BV): Er zijn aandeelhouders. Die zijn samen eigenaar. De aandelen mogen wel zomaar doorverkocht worden</text:p>
        </text:list-item>
      </text:list>
      <text:p text:style-name="P12"/>
      <text:p text:style-name="P13">Ah maakt schulden en kan deze niet terugbetalen.</text:p>
      <text:p text:style-name="P14">Ik been aandeelhouder van AH, De schuldeisers komen hun schuld eisen. Waarom kunnen ze niet mijn tv pakken voor de schuld?<text:line-break/>Rechtspersoonlijkheid, dat betekent dat AH als het ware “zelf” bestaat</text:p>
      <text:p text:style-name="P15"/>
      <text:p text:style-name="P16"/>
      <text:p text:style-name="P17">Hoveniersbedrijf<text:line-break/>Geld geleent om een busje te kopen. De bedrijf loopt mis en kan de lening niet terugbetalen</text:p>
      <text:p text:style-name="P18">Kunnen schuldeisers de TV afpakken?</text:p>
      <text:p text:style-name="P19">Ja, want zijn bedrijf heeft geen rechtspersoonlijkheid..</text:p>
      <text:p text:style-name="P20">Eensmanzaak, vennootschap onder firma ( met 2 of meer personen)</text:p>
      <text:soft-page-break/>
      <text:p text:style-name="P21">Bij vennootschap onder firma komen ze gewoon al je persoonlijke eigendommen pakken als je schuld heb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30T09:05:00Z</meta:creation-date>
    <dc:date>2020-10-30T09:46:00Z</dc:date>
    <meta:template xlink:href="Normal" xlink:type="simple"/>
    <meta:editing-cycles>1</meta:editing-cycles>
    <meta:editing-duration>PT1020S</meta:editing-duration>
    <meta:document-statistic meta:page-count="2" meta:paragraph-count="3" meta:word-count="278" meta:character-count="1805" meta:row-count="12" meta:non-whitespace-character-count="1530"/>
  </office:meta>
</office:document-meta>
</file>